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1ff2e3"/>
    </style:style>
    <style:style style:name="P2" style:family="paragraph" style:parent-style-name="Chapter_20_Number" style:master-page-name="Standard">
      <style:paragraph-properties style:page-number="auto"/>
      <style:text-properties officeooo:paragraph-rsid="001e9d2c"/>
    </style:style>
    <style:style style:name="P3" style:family="paragraph" style:parent-style-name="Code">
      <style:text-properties fo:font-weight="bold" style:font-weight-asian="bold"/>
    </style:style>
    <style:style style:name="P4" style:family="paragraph" style:parent-style-name="Code">
      <style:text-properties fo:font-weight="normal" style:font-weight-asian="normal" style:font-weight-complex="normal"/>
    </style:style>
    <style:style style:name="P5" style:family="paragraph" style:parent-style-name="Code">
      <style:text-properties officeooo:rsid="001f69d8" officeooo:paragraph-rsid="001f69d8"/>
    </style:style>
    <style:style style:name="P6" style:family="paragraph" style:parent-style-name="Standard">
      <style:text-properties fo:color="#bfbfbf" style:font-name="ZapfDingbats2" fo:font-size="14pt" officeooo:paragraph-rsid="001e9d2c" style:font-name-asian="ZapfDingbats2" style:font-size-asian="14pt" style:font-name-complex="ZapfDingbats2" style:font-size-complex="14pt"/>
    </style:style>
    <style:style style:name="P7" style:family="paragraph" style:parent-style-name="Standard">
      <style:paragraph-properties fo:text-align="justify" style:justify-single-word="false"/>
      <style:text-properties officeooo:paragraph-rsid="001e9d2c"/>
    </style:style>
    <style:style style:name="T1" style:family="text">
      <style:text-properties style:font-name="Times" style:font-name-complex="Times"/>
    </style:style>
    <style:style style:name="T2" style:family="text">
      <style:text-properties style:font-name="Times" style:font-name-complex="Times" text:display="true"/>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name-asian="HelveticaNeue Condensed1" style:font-weight-asian="bold"/>
    </style:style>
    <style:style style:name="T7" style:family="text">
      <style:text-properties fo:language="en" fo:country="US" text:display="true"/>
    </style:style>
    <style:style style:name="T8" style:family="text">
      <style:text-properties fo:language="en" fo:country="US" officeooo:rsid="001e9d2c"/>
    </style:style>
    <style:style style:name="T9" style:family="text">
      <style:text-properties fo:language="en" fo:country="US" officeooo:rsid="001f69d8"/>
    </style:style>
    <style:style style:name="T10" style:family="text">
      <style:text-properties fo:language="en" fo:country="US" officeooo:rsid="001ff2e3"/>
    </style:style>
    <style:style style:name="T11" style:family="text">
      <style:text-properties fo:language="en" fo:country="US" style:font-name-asian="Calibri" style:font-size-complex="11pt" style:language-complex="ar" style:country-complex="SA"/>
    </style:style>
    <style:style style:name="T12" style:family="text">
      <style:text-properties fo:language="en" fo:country="US" officeooo:rsid="001ff2e3" style:font-name-asian="Calibri" style:font-size-complex="11pt" style:language-complex="ar" style:country-complex="SA"/>
    </style:style>
    <style:style style:name="T13" style:family="text">
      <style:text-properties fo:language="en" fo:country="US" officeooo:rsid="0021a474"/>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style:font-name="Utopia-Italic" fo:language="en" fo:country="US" fo:font-style="italic" style:font-style-asian="italic" style:font-name-complex="Utopia-Italic" style:font-style-complex="italic"/>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e9d2c" style:font-weight-asian="bold"/>
    </style:style>
    <style:style style:name="T20" style:family="text">
      <style:text-properties fo:font-weight="bold" officeooo:rsid="001f69d8" style:font-weight-asian="bold"/>
    </style:style>
    <style:style style:name="T21" style:family="text">
      <style:text-properties fo:font-weight="bold" style:font-name-asian="HelveticaNeue Condensed1" style:font-weight-asian="bold"/>
    </style:style>
    <style:style style:name="T22" style:family="text">
      <style:text-properties fo:font-weight="bold" style:font-name-asian="TheSansMonoConNormal2" style:font-weight-asian="bold"/>
    </style:style>
    <style:style style:name="T23" style:family="text">
      <style:text-properties style:font-name="TheSansMonoCondensed-SemiLightI" style:font-name-complex="TheSansMonoCondensed-SemiLightI"/>
    </style:style>
    <style:style style:name="T24" style:family="text">
      <style:text-properties style:font-name-asian="TheSansMonoConNormal2"/>
    </style:style>
    <style:style style:name="T25" style:family="text">
      <style:text-properties style:font-name="Utopia-Bold" style:font-name-complex="Utopia-Bold"/>
    </style:style>
    <style:style style:name="T26" style:family="text">
      <style:text-properties style:font-name="Utopia-Bold" fo:language="en" fo:country="US" style:font-name-complex="Utopia-Bold"/>
    </style:style>
    <style:style style:name="T27" style:family="text">
      <style:text-properties officeooo:rsid="001e9d2c"/>
    </style:style>
    <style:style style:name="T28" style:family="text">
      <style:text-properties fo:font-weight="normal" style:font-weight-asian="normal" style:font-weight-complex="normal"/>
    </style:style>
    <style:style style:name="T29" style:family="text">
      <style:text-properties fo:font-weight="normal" style:font-name-asian="TheSansMonoConNormal2" style:font-weight-asian="normal" style:font-weight-complex="normal"/>
    </style:style>
    <style:style style:name="T30" style:family="text">
      <style:text-properties officeooo:rsid="001f69d8"/>
    </style:style>
    <style:style style:name="T31" style:family="text">
      <style:text-properties officeooo:rsid="001ff2e3"/>
    </style:style>
    <style:style style:name="T3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US" officeooo:rsid="001ff2e3" style:font-name-asian="Calibri" style:font-size-asian="11pt" style:font-name-complex="Utopia" style:font-size-complex="11pt" style:language-complex="ar" style:country-complex="SA"/>
    </style:style>
    <style:style style:name="T34" style:family="text">
      <style:text-properties fo:language="en" fo:country="GB" officeooo:rsid="001ff2e3" style:font-name-asian="Calibri"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 X P L O R A T I O N <text:s/>3<text:span text:style-name="T27">6</text:span></text:p>
      <text:p text:style-name="P7"/>
      <text:p text:style-name="P6"></text:p>
      <text:p text:style-name="Chapter_20_Title">Access Levels</text:p>
      <text:p text:style-name="Body_20_Text_20_First">Everyone has secrets, some of us more than others. Classes have secrets too. For example: <text:span text:style-name="T3">T</text:span>hroughout this book<text:span text:style-name="T3">,</text:span> you have used the <text:span text:style-name="Code_20_Inline">std::string</text:span> class without having any notion of what goes on inside the class. The implementation details are secrets—not closely guarded secrets, but secrets nonetheless. You cannot directly examine or modify any of <text:span text:style-name="Code_20_Inline">string</text:span>’s data members. Instead, it presents quite a<text:span text:style-name="T3"> </text:span>few member functions that make up its public interface. You are free to use any of the publicly available member functions, but only the publicly available member functions. This Exploration explains how you can do the same with your classes. </text:p>
      <text:h text:style-name="Heading_20_1" text:outline-level="1"><text:bookmark-start text:name="pubilcprivate"/>Public vs. Private</text:h>
      <text:p text:style-name="Body_20_Text_20_First">The author of a<text:span text:style-name="T3"> </text:span>class determines which members are secrets (for use only by the class’s own member functions) and which members are freely available for use by any other bit of code in the program. Secret members are called <text:span text:style-name="Emphasis"><text:span text:style-name="T14">private</text:span></text:span>, and the members that anyone can use are <text:span text:style-name="Emphasis"><text:span text:style-name="T14">public</text:span></text:span>. The privacy setting is called the <text:span text:style-name="Emphasis"><text:span text:style-name="T14">access</text:span></text:span><text:span text:style-name="T15"> </text:span><text:span text:style-name="Emphasis"><text:span text:style-name="T14">level</text:span></text:span>. (When you read C++ code, you may see another access level, <text:span text:style-name="Code_20_Inline">protected</text:span>. I’ll cover that one later. Two access levels are enough to begin with.)</text:p>
      <text:p text:style-name="Body_20_Text_20_Cont"><text:span text:style-name="T3">To specify an access level, use the </text:span><text:span text:style-name="Code_20_Inline"><text:span text:style-name="T3">private</text:span></text:span><text:span text:style-name="T3"> keyword or the </text:span><text:span text:style-name="Code_20_Inline"><text:span text:style-name="T3">public</text:span></text:span><text:span text:style-name="T3"> keyword, followed by a colon. All subsequent members in the class definition have that accessibility level until you change it with a new access-level keyword. Listing 3</text:span><text:span text:style-name="T8">6</text:span><text:span text:style-name="T3">-1 shows the </text:span><text:span text:style-name="Code_20_Inline"><text:span text:style-name="T3">point</text:span></text:span><text:span text:style-name="T3"> class with access-level specifiers.</text:span></text:p>
      <text:p text:style-name="Code_20_Caption"><text:soft-page-break/><text:span text:style-name="T17">Listing</text:span><text:span text:style-name="T4"> </text:span><text:span text:style-name="T17">3</text:span><text:span text:style-name="T19">6</text:span><text:span text:style-name="T17">-1.</text:span> The <text:span text:style-name="Code_20_Inline"><text:span text:style-name="T23">point</text:span></text:span> Class with Access<text:span text:style-name="T3">-</text:span>Level Specifiers</text:p>
      <text:p text:style-name="Code">struct point</text:p>
      <text:p text:style-name="Code">{</text:p>
      <text:p text:style-name="Code"><text:span text:style-name="Code_20_Bold"><text:span text:style-name="T28">public:</text:span></text:span></text:p>
      <text:p text:style-name="Code"><text:span text:style-name="T24"><text:s text:c="2"/></text:span>point() : point{0.0, 0.0} {}</text:p>
      <text:p text:style-name="Code"><text:span text:style-name="T24"><text:s text:c="2"/></text:span>point(double x, double y) : x_{x}, y_{y} {}</text:p>
      <text:p text:style-name="Code"><text:span text:style-name="T24"><text:s text:c="2"/></text:span>point(point const&amp;) = default;</text:p>
      <text:p text:style-name="Code"/>
      <text:p text:style-name="Code"><text:span text:style-name="T24"><text:s text:c="2"/></text:span>double x() const { return x_; }</text:p>
      <text:p text:style-name="Code"><text:span text:style-name="T24"><text:s text:c="2"/></text:span>double y() const { return y_; }</text:p>
      <text:p text:style-name="P3"/>
      <text:p text:style-name="Code"><text:span text:style-name="T24"><text:s text:c="2"/></text:span>double angle() <text:s text:c="3"/>const { return std::atan2(y(), x()); }</text:p>
      <text:p text:style-name="Code"><text:span text:style-name="T24"><text:s text:c="2"/></text:span>double distance() const { return std::sqrt(x()*x() + y()*y()); }</text:p>
      <text:p text:style-name="Code"/>
      <text:p text:style-name="Code"><text:span text:style-name="T24"><text:s text:c="2"/></text:span>void move_cartesian(double x, double y)</text:p>
      <text:p text:style-name="Code"><text:span text:style-name="T24"><text:s text:c="2"/></text:span>{</text:p>
      <text:p text:style-name="Code"><text:span text:style-name="T24"><text:s text:c="4"/></text:span>x_ = x;</text:p>
      <text:p text:style-name="Code"><text:span text:style-name="T24"><text:s text:c="4"/></text:span>y_ = y;</text:p>
      <text:p text:style-name="Code"><text:span text:style-name="T24"><text:s text:c="2"/></text:span>}</text:p>
      <text:p text:style-name="Code"><text:span text:style-name="T24"><text:s text:c="2"/></text:span>void move_polar(double r, double angle)</text:p>
      <text:p text:style-name="Code"><text:span text:style-name="T24"><text:s text:c="2"/></text:span>{</text:p>
      <text:p text:style-name="Code"><text:span text:style-name="T24"><text:s text:c="4"/></text:span>move_cartesian(r * std::cos(angle), r * std::sin(angle));</text:p>
      <text:p text:style-name="Code"><text:span text:style-name="T24"><text:s text:c="2"/></text:span>}</text:p>
      <text:p text:style-name="Code"/>
      <text:p text:style-name="Code"><text:span text:style-name="T24"><text:s text:c="2"/></text:span>void scale_cartesian(double s) <text:s text:c="6"/>{ scale_cartesian(s, s); }</text:p>
      <text:p text:style-name="Code"><text:span text:style-name="T24"><text:s text:c="2"/></text:span>void scale_cartesian(double xs, double ys)</text:p>
      <text:p text:style-name="Code"><text:span text:style-name="T24"><text:s text:c="2"/></text:span>{</text:p>
      <text:p text:style-name="Code"><text:span text:style-name="T24"><text:s text:c="4"/></text:span>move_cartesian(x() * xs, y() * ys);</text:p>
      <text:p text:style-name="Code"><text:span text:style-name="T24"><text:s text:c="2"/></text:span>}</text:p>
      <text:p text:style-name="Code"><text:span text:style-name="T24"><text:s text:c="2"/></text:span>void scale_polar(double r) <text:s text:c="10"/>{ move_polar(distance() * r, angle()); }</text:p>
      <text:p text:style-name="Code"><text:span text:style-name="T24"><text:s text:c="2"/></text:span>void rotate(double a) <text:s text:c="15"/>{ move_polar(distance(), angle() + a); }</text:p>
      <text:p text:style-name="Code"><text:span text:style-name="T24"><text:s text:c="2"/></text:span>void offset(double o) <text:s text:c="15"/>{ offset(o, o); }</text:p>
      <text:p text:style-name="Code"><text:span text:style-name="T24"><text:s text:c="2"/></text:span>void offset(double xo, double yo) <text:s text:c="3"/>{ move_cartesian(x() + xo, y() + yo); }</text:p>
      <text:p text:style-name="Code"/>
      <text:p text:style-name="Code"><text:span text:style-name="Code_20_Bold"><text:span text:style-name="T28">private:</text:span></text:span></text:p>
      <text:p text:style-name="Code"><text:span text:style-name="T24"><text:s text:c="2"/></text:span>double x_;</text:p>
      <text:p text:style-name="Code"><text:span text:style-name="T24"><text:s text:c="2"/></text:span>double y_;</text:p>
      <text:p text:style-name="Code">};</text:p>
      <text:p text:style-name="Body_20_Text_20_Cont"><text:span text:style-name="T3">The data members are private, so the only functions that can modify them are </text:span><text:span text:style-name="Code_20_Inline"><text:span text:style-name="T3">point</text:span></text:span><text:span text:style-name="T3">’s own member functions. Public member functions provide access to the position with the public </text:span><text:span text:style-name="Code_20_Inline"><text:span text:style-name="T3">x()</text:span></text:span><text:span text:style-name="T3"> and </text:span><text:span text:style-name="Code_20_Inline"><text:span text:style-name="T3">y()</text:span></text:span><text:span text:style-name="T3"> member functions.</text:span></text:p>
      <text:p text:style-name="Note_2f_Tip_2f_Caution"><text:soft-page-break/><text:span text:style-name="Dingbat_20_Symbol"><text:span text:style-name="T21"></text:span></text:span><text:span text:style-name="Dingbat_20_Symbol"><text:span text:style-name="T6"></text:span></text:span><text:span text:style-name="T17">Tip</text:span><text:span text:style-name="T3"><text:tab/></text:span>Always keep data members private, and provide access only through member functions.</text:p>
      <text:p text:style-name="Body_20_Text_20_Cont"><text:span text:style-name="T3">To modify a position, notice that </text:span><text:span text:style-name="Code_20_Inline"><text:span text:style-name="T3">point</text:span></text:span><text:span text:style-name="T3"> does not let the user arbitrarily assign a new </text:span><text:span text:style-name="T16">x</text:span><text:span text:style-name="T3"> or </text:span><text:span text:style-name="T16">y</text:span><text:span text:style-name="T3"> value. Instead, it offers several public </text:span><text:span text:style-name="T3">member functions to move the point to an absolute position or relative to the current position.</text:span></text:p>
      <text:p text:style-name="Body_20_Text_20_Cont"><text:span text:style-name="T3">The public member functions let you work in Cartesian coordinates—that is, the familiar </text:span><text:span text:style-name="T16">x</text:span><text:span text:style-name="T3"> and </text:span><text:span text:style-name="T16">y</text:span><text:span text:style-name="T3"> positions, or in polar coordinates, specifying a position as an angle (relative to the </text:span><text:span text:style-name="Emphasis"><text:span text:style-name="T3">x</text:span></text:span><text:span text:style-name="T3"> axis) and a distance from the origin. Both representations for a point have their uses, and both can uniquely specify any position in two-dimensional space. Some users prefer polar notation, while others prefer Cartesian. Neither user has direct access to the data members, so it doesn’t matter how the </text:span><text:span text:style-name="Code_20_Inline"><text:span text:style-name="T3">point</text:span></text:span><text:span text:style-name="T3"> class actually stores the coordinates. In fact, you can change the implementation of </text:span><text:span text:style-name="Code_20_Inline"><text:span text:style-name="T3">point</text:span></text:span><text:span text:style-name="T3"> to store the distance and angle as data members by changing only a few member functions. </text:span><text:span text:style-name="Strong_20_Emphasis"><text:span text:style-name="T26">Which member functions would you have to change?</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3">Changing the data members from </text:span><text:span text:style-name="Code_20_Inline"><text:span text:style-name="T3">x_</text:span></text:span><text:span text:style-name="T3"> and </text:span><text:span text:style-name="Code_20_Inline"><text:span text:style-name="T3">y_</text:span></text:span><text:span text:style-name="T3"> to </text:span><text:span text:style-name="Code_20_Inline"><text:span text:style-name="T3">r_</text:span></text:span><text:span text:style-name="T3"> and </text:span><text:span text:style-name="Code_20_Inline"><text:span text:style-name="T3">angle_</text:span></text:span><text:span text:style-name="T3"> necessitate a change to the </text:span><text:span text:style-name="Code_20_Inline"><text:span text:style-name="T3">x</text:span></text:span><text:span text:style-name="T3">, </text:span><text:span text:style-name="Code_20_Inline"><text:span text:style-name="T3">y</text:span></text:span><text:span text:style-name="T3">, </text:span><text:span text:style-name="Code_20_Inline"><text:span text:style-name="T3">angle</text:span></text:span><text:span text:style-name="T3">, and </text:span><text:span text:style-name="Code_20_Inline"><text:span text:style-name="T3">distance</text:span></text:span><text:span text:style-name="T3"> member functions, just for access to the data members. You also have to change the two </text:span><text:span text:style-name="Code_20_Inline"><text:span text:style-name="T3">move</text:span></text:span><text:span text:style-name="T3"> functions: </text:span><text:span text:style-name="Code_20_Inline"><text:span text:style-name="T3">move_polar</text:span></text:span><text:span text:style-name="T3"> and </text:span><text:span text:style-name="Code_20_Inline"><text:span text:style-name="T3">move_cartesian</text:span></text:span><text:span text:style-name="T3">. Finally, you have to modify the constructors. No other changes are necessary. Because the </text:span><text:span text:style-name="Code_20_Inline"><text:span text:style-name="T3">scale</text:span></text:span><text:span text:style-name="T3"> and </text:span><text:span text:style-name="Code_20_Inline"><text:span text:style-name="T3">offset</text:span></text:span><text:span text:style-name="T3"> functions do not access data members directly, but instead call other member functions, they are insulated from changes to the class implementation. </text:span><text:span text:style-name="Strong_20_Emphasis"><text:span text:style-name="T26">Rewrite the </text:span></text:span><text:span text:style-name="Code_20_Inline"><text:span text:style-name="T5">point</text:span></text:span><text:span text:style-name="Strong_20_Emphasis"><text:span text:style-name="T26"> class to store polar coordinates in its data members.</text:span></text:span><text:span text:style-name="T3"> Compare your class with mine, which is shown in Listing 3</text:span><text:span text:style-name="T8">6</text:span><text:span text:style-name="T3">-2.</text:span></text:p>
      <text:p text:style-name="Code_20_Caption"><text:span text:style-name="T17">Listing</text:span><text:span text:style-name="T4"> </text:span><text:span text:style-name="T17">3</text:span><text:span text:style-name="T19">6</text:span><text:span text:style-name="T17">-2.</text:span> The <text:span text:style-name="Code_20_Inline"><text:span text:style-name="T23">point</text:span></text:span> Class Changed to Store Polar Coordinates</text:p>
      <text:p text:style-name="Code">struct point</text:p>
      <text:p text:style-name="Code">{</text:p>
      <text:p text:style-name="Code">public:</text:p>
      <text:p text:style-name="Code"><text:span text:style-name="T24"><text:s text:c="2"/></text:span>point() : point{0.0, 0.0} {}</text:p>
      <text:p text:style-name="Code"><text:span text:style-name="Code_20_Bold"><text:span text:style-name="T22"><text:s/></text:span></text:span><text:span text:style-name="Code_20_Bold"><text:span text:style-name="T29"><text:s/></text:span></text:span><text:span text:style-name="Code_20_Bold"><text:span text:style-name="T28">point(double x, double y) : r_{0.0}, angle_{0.0} { move_cartesian(x, y); }</text:span></text:span></text:p>
      <text:p text:style-name="Code"><text:span text:style-name="Code_20_Bold"><text:span text:style-name="T29"><text:s text:c="2"/></text:span></text:span><text:span text:style-name="Code_20_Bold"><text:span text:style-name="T28">point(point const&amp;) = default;</text:span></text:span></text:p>
      <text:p text:style-name="P4"/>
      <text:p text:style-name="Code"><text:span text:style-name="Code_20_Bold"><text:span text:style-name="T29"><text:s text:c="2"/></text:span></text:span><text:span text:style-name="Code_20_Bold"><text:span text:style-name="T28">double x() const { return distance() * std::cos(angle()); }</text:span></text:span></text:p>
      <text:p text:style-name="Code"><text:soft-page-break/><text:span text:style-name="Code_20_Bold"><text:span text:style-name="T29"><text:s text:c="2"/></text:span></text:span><text:span text:style-name="Code_20_Bold"><text:span text:style-name="T28">double y() const { return distance() * std::sin(angle()); }</text:span></text:span></text:p>
      <text:p text:style-name="P4"/>
      <text:p text:style-name="Code"><text:span text:style-name="Code_20_Bold"><text:span text:style-name="T29"><text:s text:c="2"/></text:span></text:span><text:span text:style-name="Code_20_Bold"><text:span text:style-name="T28">double angle() <text:s text:c="3"/>const { return angle_; }</text:span></text:span></text:p>
      <text:p text:style-name="Code"><text:span text:style-name="Code_20_Bold"><text:span text:style-name="T29"><text:s text:c="2"/></text:span></text:span><text:span text:style-name="Code_20_Bold"><text:span text:style-name="T28">double distance() const { return r_; }</text:span></text:span></text:p>
      <text:p text:style-name="Code"/>
      <text:p text:style-name="Code"><text:span text:style-name="T24"><text:s text:c="2"/></text:span>void move_cartesian(double x, double y)</text:p>
      <text:p text:style-name="Code"><text:span text:style-name="T24"><text:s text:c="2"/></text:span>{</text:p>
      <text:p text:style-name="Code"><text:span text:style-name="T29"><text:s text:c="4"/></text:span><text:span text:style-name="Code_20_Bold"><text:span text:style-name="T28">move_polar(std::sqrt(x*x + y*y), std::atan2(y, x));</text:span></text:span></text:p>
      <text:p text:style-name="Code"><text:span text:style-name="T24"><text:s text:c="2"/></text:span>}</text:p>
      <text:p text:style-name="Code"><text:span text:style-name="T24"><text:s text:c="2"/></text:span>void move_polar(double r, double angle)</text:p>
      <text:p text:style-name="Code"><text:span text:style-name="T24"><text:s text:c="2"/></text:span>{</text:p>
      <text:p text:style-name="Code"><text:span text:style-name="Code_20_Bold"><text:span text:style-name="T29"><text:s text:c="4"/></text:span></text:span><text:span text:style-name="Code_20_Bold"><text:span text:style-name="T28">r_ = r;</text:span></text:span></text:p>
      <text:p text:style-name="Code"><text:span text:style-name="Code_20_Bold"><text:span text:style-name="T29"><text:s text:c="4"/></text:span></text:span><text:span text:style-name="Code_20_Bold"><text:span text:style-name="T28">angle_ = angle;</text:span></text:span></text:p>
      <text:p text:style-name="Code"><text:span text:style-name="T24"><text:s text:c="2"/></text:span>}</text:p>
      <text:p text:style-name="Code"/>
      <text:p text:style-name="Code"><text:span text:style-name="T24"><text:s text:c="2"/></text:span>void scale_cartesian(double s) <text:s text:c="6"/>{ scale_cartesian(s, s); }</text:p>
      <text:p text:style-name="Code"><text:span text:style-name="T24"><text:s text:c="2"/></text:span>void scale_cartesian(double xs, double ys)</text:p>
      <text:p text:style-name="Code"><text:span text:style-name="T24"><text:s text:c="2"/></text:span>{</text:p>
      <text:p text:style-name="Code"><text:span text:style-name="T24"><text:s text:c="4"/></text:span>move_cartesian(x() * xs, y() * ys);</text:p>
      <text:p text:style-name="Code"><text:span text:style-name="T24"><text:s text:c="2"/></text:span>}</text:p>
      <text:p text:style-name="Code"><text:span text:style-name="T24"><text:s text:c="2"/></text:span>void scale_polar(double r) <text:s text:c="10"/>{ move_polar(distance() * r, angle()); }</text:p>
      <text:p text:style-name="Code"><text:span text:style-name="T24"><text:s text:c="2"/></text:span>void rotate(double a) <text:s text:c="15"/>{ move_polar(distance(), angle() + a); }</text:p>
      <text:p text:style-name="Code"><text:span text:style-name="T24"><text:s text:c="2"/></text:span>void offset(double o) <text:s text:c="15"/>{ offset(o, o); }</text:p>
      <text:p text:style-name="Code"><text:span text:style-name="T24"><text:s text:c="2"/></text:span>void offset(double xo, double yo) <text:s text:c="3"/>{ move_cartesian(x() + xo, y() + yo); }</text:p>
      <text:p text:style-name="Code"/>
      <text:p text:style-name="Code">private:</text:p>
      <text:p text:style-name="Code"><text:span text:style-name="Code_20_Bold"><text:span text:style-name="T29"><text:s text:c="2"/></text:span></text:span><text:span text:style-name="Code_20_Bold"><text:span text:style-name="T28">double r_;</text:span></text:span></text:p>
      <text:p text:style-name="Code"><text:span text:style-name="Code_20_Bold"><text:span text:style-name="T29"><text:s text:c="2"/></text:span></text:span><text:span text:style-name="Code_20_Bold"><text:span text:style-name="T28">double angle_;</text:span></text:span></text:p>
      <text:p text:style-name="Code">};</text:p>
      <text:p text:style-name="Body_20_Text_20_Cont"><text:span text:style-name="T3">One small difficulty is the constructor. Ideally, </text:span><text:span text:style-name="Code_20_Inline"><text:span text:style-name="T3">point</text:span></text:span><text:span text:style-name="T3"> should have two constructors, one taking polar coordinates and the other taking Cartesian coordinates. The problem is that both sets of coordinates are pairs of numbers, and overloading cannot distinguish between the arguments. This means you can’t use normal overloading for these constructors. Instead, you can add a third parameter: a flag that indicates whether to interpret the first two parameters as polar coordinates or Cartesian coordinates.</text:span></text:p>
      <text:p text:style-name="Code">polar(double a, double b, bool is_polar)</text:p>
      <text:p text:style-name="Code">{</text:p>
      <text:p text:style-name="Code"><text:span text:style-name="T24"><text:s text:c="2"/></text:span>if (is_polar)</text:p>
      <text:p text:style-name="Code"><text:span text:style-name="T24"><text:s text:c="4"/></text:span>move_polar(a, b);</text:p>
      <text:p text:style-name="Code"><text:span text:style-name="T24"><text:s text:c="2"/></text:span>else</text:p>
      <text:p text:style-name="Code"><text:span text:style-name="T24"><text:s text:c="4"/></text:span>move_cartesian(a, b);</text:p>
      <text:p text:style-name="Code">}</text:p>
      <text:p text:style-name="Body_20_Text_20_Cont"><text:soft-page-break/><text:span text:style-name="T3">It’s something of a hack, but it will have to do for now. Later in the book, you will learn cleaner techniques to accomplish this task.</text:span></text:p>
      <text:h text:style-name="Heading_20_1" text:outline-level="1"><text:bookmark-end text:name="pubilcprivate"/>class vs. struct</text:h>
      <text:p text:style-name="Body_20_Text_20_First">Exploration 3<text:span text:style-name="T27">5</text:span>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Body_20_Text_20_Cont"><text:span text:style-name="T3">The truth is quite simple. The </text:span><text:span text:style-name="Code_20_Inline"><text:span text:style-name="T3">struct</text:span></text:span><text:span text:style-name="T3"> and </text:span><text:span text:style-name="Code_20_Inline"><text:span text:style-name="T3">class</text:span></text:span><text:span text:style-name="T3"> keywords both start class definitions. The only difference is the default access level: </text:span><text:span text:style-name="Code_20_Inline"><text:span text:style-name="T3">private</text:span></text:span><text:span text:style-name="T3"> for </text:span><text:span text:style-name="Code_20_Inline"><text:span text:style-name="T3">class</text:span></text:span><text:span text:style-name="T3"> and </text:span><text:span text:style-name="Code_20_Inline"><text:span text:style-name="T3">public</text:span></text:span><text:span text:style-name="T3"> for </text:span><text:span text:style-name="Code_20_Inline"><text:span text:style-name="T3">struct</text:span></text:span><text:span text:style-name="T3">. That’s all.</text:span></text:p>
      <text:p text:style-name="Body_20_Text_20_Cont"><text:span text:style-name="T3">By convention, programmers tend to use </text:span><text:span text:style-name="Code_20_Inline"><text:span text:style-name="T3">class</text:span></text:span><text:span text:style-name="T3"> for class definitions. A common (but not universal) convention is to start class definitions with the public interface, tucking away the private members at the bottom of the class definition. Listing 3</text:span><text:span text:style-name="T8">6</text:span><text:span text:style-name="T3">-3 shows the latest incarnation of the </text:span><text:span text:style-name="Code_20_Inline"><text:span text:style-name="T3">point</text:span></text:span><text:span text:style-name="T3"> class, this time defined using the </text:span><text:span text:style-name="Code_20_Inline"><text:span text:style-name="T3">class</text:span></text:span><text:span text:style-name="T3"> keyword.</text:span></text:p>
      <text:p text:style-name="Code_20_Caption"><text:span text:style-name="T17">Listing</text:span><text:span text:style-name="T4"> </text:span><text:span text:style-name="T17">3</text:span><text:span text:style-name="T19">6</text:span><text:span text:style-name="T17">-3.</text:span> The <text:span text:style-name="Code_20_Inline"><text:span text:style-name="T23">point</text:span></text:span> Class Defined with the <text:span text:style-name="Code_20_Inline"><text:span text:style-name="T23">class</text:span></text:span> Keyword</text:p>
      <text:p text:style-name="Code"><text:span text:style-name="Code_20_Bold">class point</text:span></text:p>
      <text:p text:style-name="Code">{</text:p>
      <text:p text:style-name="Code">public:</text:p>
      <text:p text:style-name="Code"><text:span text:style-name="T24"><text:s text:c="2"/></text:span>point() : r_{0.0}, angle_{0.0} {}</text:p>
      <text:p text:style-name="Code"/>
      <text:p text:style-name="Code"><text:span text:style-name="T24"><text:s text:c="2"/></text:span>double x() const { return distance() * std::cos(angle()); }</text:p>
      <text:p text:style-name="Code"><text:span text:style-name="T24"><text:s text:c="2"/></text:span>double y() const { return distance() * std::sin(angle()); }</text:p>
      <text:p text:style-name="Code"/>
      <text:p text:style-name="Code"><text:span text:style-name="T24"><text:s text:c="2"/></text:span>double angle() <text:s text:c="3"/>const { return angle_; }</text:p>
      <text:p text:style-name="Code"><text:span text:style-name="T24"><text:s text:c="2"/></text:span>double distance() const { return r_; }</text:p>
      <text:p text:style-name="Code"/>
      <text:p text:style-name="Code"><text:span text:style-name="T24"><text:s text:c="2"/></text:span>... other member functions omitted for brevity ...</text:p>
      <text:p text:style-name="Code"/>
      <text:p text:style-name="Code">private:</text:p>
      <text:p text:style-name="Code"><text:span text:style-name="T24"><text:s text:c="2"/></text:span>double r_;</text:p>
      <text:p text:style-name="Code"><text:span text:style-name="T24"><text:s text:c="2"/></text:span>double angle_;</text:p>
      <text:p text:style-name="Code">};</text:p>
      <text:h text:style-name="Heading_20_1" text:outline-level="1"><text:bookmark-start text:name="public"/>Public or Private?</text:h>
      <text:p text:style-name="Body_20_Text_20_First">Usually, you can easily determine which members should be public and which should be private. Sometimes, however, you <text:span text:style-name="T3">have</text:span> to stop and ponder. Consider the <text:span text:style-name="Code_20_Inline">rational</text:span> <text:soft-page-break/>class (last seen in Exploration 3<text:span text:style-name="T30">4</text:span>). <text:span text:style-name="Strong_20_Emphasis"><text:span text:style-name="T25">Rewrite the </text:span></text:span><text:span text:style-name="Code_20_Inline"><text:span text:style-name="T18">rational</text:span></text:span><text:span text:style-name="Strong_20_Emphasis"><text:span text:style-name="T25"> class to take advantage of access levels.</text:span></text:span></text:p>
      <text:p text:style-name="Body_20_Text_20_Cont"><text:span text:style-name="T3">Did you decide to make </text:span><text:span text:style-name="Code_20_Inline"><text:span text:style-name="T3">reduce()</text:span></text:span><text:span text:style-name="T3"> public or private? I chose private, because there is no need for any outside caller to call </text:span><text:span text:style-name="Code_20_Inline"><text:span text:style-name="T3">reduce()</text:span></text:span><text:span text:style-name="T3">. Instead, the only member functions to call </text:span><text:span text:style-name="Code_20_Inline"><text:span text:style-name="T3">reduce()</text:span></text:span><text:span text:style-name="T3"> are the ones that change the data members themselves. Thus, </text:span><text:span text:style-name="Code_20_Inline"><text:span text:style-name="T3">reduce()</text:span></text:span><text:span text:style-name="T3"> is hidden from outside view and serves as an implementation detail. The more details you hide, the better because it makes your class easier to use.</text:span></text:p>
      <text:p text:style-name="Body_20_Text_20_Cont"><text:span text:style-name="T3">When you added access functions, did you let the caller change the numerator only? Did you write a function to change the denominator only? Or did you ask that the user assign both at the same time? The user of a </text:span><text:span text:style-name="Code_20_Inline"><text:span text:style-name="T3">rational</text:span></text:span><text:span text:style-name="T3"> object should treat it as a single entity, a number. You can’t assign only a new exponent to a floating-point number, and you shouldn’t be able to assign only a new numerator to a rational number. On the other hand, I see no reason not to let the caller examine only the numerator or only the denominator. For example, you may want to write your own output formatting function, which requires knowing the numerator and denominator separately.</text:span></text:p>
      <text:p text:style-name="Body_20_Text_20_Cont"><text:span text:style-name="T3">A good sign that you have made the right choices is that you can rewrite all the operator functions easily. These functions should not have to access the data members of </text:span><text:span text:style-name="Code_20_Inline"><text:span text:style-name="T3">rational</text:span></text:span><text:span text:style-name="T3">, but use only the public functions. If you tried to access any private members, you learned pretty quickly that the compiler wouldn’t let you. That’s what privacy is all about.</text:span></text:p>
      <text:p text:style-name="Body_20_Text_20_Cont"><text:span text:style-name="T3">Compare your solution with my solution, presented in Listing 3</text:span><text:span text:style-name="T9">6</text:span><text:span text:style-name="T3">-4.</text:span></text:p>
      <text:p text:style-name="Code_20_Caption"><text:span text:style-name="T17">Listing</text:span><text:span text:style-name="T4"> </text:span><text:span text:style-name="T17">3</text:span><text:span text:style-name="T20">6</text:span><text:span text:style-name="T17">-4.</text:span> The Latest Rewrite of the <text:span text:style-name="Code_20_Inline"><text:span text:style-name="T23">rational</text:span></text:span> Class</text:p>
      <text:p text:style-name="Code">#include &lt;cassert&gt;</text:p>
      <text:p text:style-name="Code">#include &lt;cstdlib&gt;</text:p>
      <text:p text:style-name="Code">#include &lt;iostream&gt;</text:p>
      <text:p text:style-name="P5">#include &lt;numeric&gt;</text:p>
      <text:p text:style-name="Code">#include &lt;sstream&gt;</text:p>
      <text:p text:style-name="Code"/>
      <text:p text:style-name="Code">/// Represent a<text:span text:style-name="T3"> </text:span>rational number (fraction) as a<text:span text:style-name="T3"> </text:span>numerator and denominator.</text:p>
      <text:p text:style-name="Code">class rational</text:p>
      <text:p text:style-name="Code">{</text:p>
      <text:p text:style-name="Code">public:</text:p>
      <text:p text:style-name="Code"><text:span text:style-name="T24"><text:s text:c="2"/></text:span>rational(): rational{0} <text:s/>{}</text:p>
      <text:p text:style-name="Code"><text:span text:style-name="T24"><text:s text:c="2"/></text:span>rational(int num): numerator_{num}, denominator_{1} {} // no need to reduce</text:p>
      <text:p text:style-name="Code"><text:span text:style-name="T24"><text:s text:c="2"/></text:span>rational(rational const&amp;) = default;</text:p>
      <text:p text:style-name="Code"><text:span text:style-name="T24"><text:s text:c="2"/></text:span>rational(int num, int den)</text:p>
      <text:p text:style-name="Code"><text:span text:style-name="T24"><text:s text:c="2"/></text:span>: numerator_{num}, denominator_{den}</text:p>
      <text:p text:style-name="Code"><text:soft-page-break/><text:span text:style-name="T24"><text:s text:c="2"/></text:span>{</text:p>
      <text:p text:style-name="Code"><text:span text:style-name="T24"><text:s text:c="4"/></text:span>reduce();</text:p>
      <text:p text:style-name="Code"><text:span text:style-name="T24"><text:s text:c="2"/></text:span>}</text:p>
      <text:p text:style-name="Code"/>
      <text:p text:style-name="Code"><text:span text:style-name="T24"><text:s text:c="2"/></text:span>rational(double r)</text:p>
      <text:p text:style-name="Code"><text:span text:style-name="T24"><text:s text:c="2"/></text:span>: rational{static_cast&lt;int&gt;(r * 10000), 10000}</text:p>
      <text:p text:style-name="Code"><text:span text:style-name="T24"><text:s text:c="2"/></text:span>{</text:p>
      <text:p text:style-name="Code"><text:span text:style-name="T24"><text:s text:c="4"/></text:span>reduce();</text:p>
      <text:p text:style-name="Code"><text:span text:style-name="T24"><text:s text:c="2"/></text:span>}</text:p>
      <text:p text:style-name="Code"/>
      <text:p text:style-name="Code"><text:span text:style-name="T24"><text:s text:c="2"/></text:span>int numerator() <text:s text:c="2"/>const { return numerator_; }</text:p>
      <text:p text:style-name="Code"><text:span text:style-name="T24"><text:s text:c="2"/></text:span>int denominator() const { return denominator_; }</text:p>
      <text:p text:style-name="Code"><text:span text:style-name="T24"><text:s text:c="2"/></text:span>float to_float()</text:p>
      <text:p text:style-name="Code"><text:span text:style-name="T24"><text:s text:c="2"/></text:span>const</text:p>
      <text:p text:style-name="Code"><text:span text:style-name="T24"><text:s text:c="2"/></text:span>{</text:p>
      <text:p text:style-name="Code"><text:span text:style-name="T24"><text:s text:c="4"/></text:span>return static_cast&lt;float&gt;(numerator()) / denominator();</text:p>
      <text:p text:style-name="Code"><text:span text:style-name="T24"><text:s text:c="2"/></text:span>}</text:p>
      <text:p text:style-name="Code"/>
      <text:p text:style-name="Code"><text:span text:style-name="T24"><text:s text:c="2"/></text:span>double to_double()</text:p>
      <text:p text:style-name="Code"><text:span text:style-name="T24"><text:s text:c="2"/></text:span>const</text:p>
      <text:p text:style-name="Code"><text:span text:style-name="T24"><text:s text:c="2"/></text:span>{</text:p>
      <text:p text:style-name="Code"><text:span text:style-name="T24"><text:s text:c="4"/></text:span>return static_cast&lt;double&gt;(numerator()) / denominator();</text:p>
      <text:p text:style-name="Code"><text:span text:style-name="T24"><text:s text:c="2"/></text:span>}</text:p>
      <text:p text:style-name="Code"/>
      <text:p text:style-name="Code"><text:span text:style-name="T24"><text:s text:c="2"/></text:span>long double to_long_double()</text:p>
      <text:p text:style-name="Code"><text:span text:style-name="T24"><text:s text:c="2"/></text:span>const</text:p>
      <text:p text:style-name="Code"><text:span text:style-name="T24"><text:s text:c="2"/></text:span>{</text:p>
      <text:p text:style-name="Code"><text:span text:style-name="T24"><text:s text:c="4"/></text:span>return static_cast&lt;long double&gt;(numerator()) / </text:p>
      <text:p text:style-name="Code"><text:span text:style-name="T24"><text:s text:c="11"/></text:span>denominator();</text:p>
      <text:p text:style-name="Code"><text:span text:style-name="T24"><text:s text:c="2"/></text:span>}</text:p>
      <text:p text:style-name="Code"/>
      <text:p text:style-name="Code"><text:span text:style-name="T24"><text:s text:c="2"/></text:span>/// Assign a<text:span text:style-name="T3"> </text:span>numerator and a<text:span text:style-name="T3"> </text:span>denominator, then reduce to normal form.</text:p>
      <text:p text:style-name="Code"><text:span text:style-name="T24"><text:s text:c="2"/></text:span>void assign(int num, int den)</text:p>
      <text:p text:style-name="Code"><text:span text:style-name="T24"><text:s text:c="2"/></text:span>{</text:p>
      <text:p text:style-name="Code"><text:span text:style-name="T24"><text:s text:c="4"/></text:span>numerator_ = num;</text:p>
      <text:p text:style-name="Code"><text:span text:style-name="T24"><text:s text:c="4"/></text:span>denominator_ = den;</text:p>
      <text:p text:style-name="Code"><text:span text:style-name="T24"><text:s text:c="4"/></text:span>reduce();</text:p>
      <text:p text:style-name="Code"><text:span text:style-name="T24"><text:s text:c="2"/></text:span>}</text:p>
      <text:p text:style-name="Code">private:</text:p>
      <text:p text:style-name="Code"><text:span text:style-name="T24"><text:s text:c="2"/></text:span>/// Reduce the numerator and denominator by their GCD.</text:p>
      <text:p text:style-name="Code"><text:span text:style-name="T24"><text:s text:c="2"/></text:span>void reduce()</text:p>
      <text:p text:style-name="Code"><text:span text:style-name="T24"><text:s text:c="2"/></text:span>{</text:p>
      <text:p text:style-name="Code"><text:span text:style-name="T24"><text:s text:c="4"/></text:span>assert(denominator() != 0);</text:p>
      <text:p text:style-name="Code"><text:span text:style-name="T24"><text:s text:c="4"/></text:span>if (denominator() &lt; 0)</text:p>
      <text:p text:style-name="Code"><text:span text:style-name="T24"><text:s text:c="4"/></text:span>{</text:p>
      <text:p text:style-name="Code"><text:span text:style-name="T24"><text:s text:c="6"/></text:span>denominator_ = -denominator();</text:p>
      <text:p text:style-name="Code"><text:span text:style-name="T24"><text:s text:c="6"/></text:span>numerator_ = -numerator();</text:p>
      <text:p text:style-name="Code"><text:span text:style-name="T24"><text:s text:c="4"/></text:span>}</text:p>
      <text:p text:style-name="Code"><text:span text:style-name="T24"><text:s text:c="4"/></text:span>int div{<text:span text:style-name="T30">std::</text:span>gcd(numerator(), denominator())};</text:p>
      <text:p text:style-name="Code"><text:span text:style-name="T24"><text:s text:c="4"/></text:span>numerator_ = numerator() / div;</text:p>
      <text:p text:style-name="Code"><text:soft-page-break/><text:span text:style-name="T24"><text:s text:c="4"/></text:span>denominator_ = denominator() / div;</text:p>
      <text:p text:style-name="Code"><text:span text:style-name="T24"><text:s text:c="2"/></text:span>}</text:p>
      <text:p text:style-name="Code"/>
      <text:p text:style-name="Code"><text:span text:style-name="T24"><text:s text:c="2"/></text:span>int numerator_;</text:p>
      <text:p text:style-name="Code"><text:span text:style-name="T24"><text:s text:c="2"/></text:span>int denominator_;</text:p>
      <text:p text:style-name="Code">};</text:p>
      <text:p text:style-name="Code"/>
      <text:p text:style-name="Code">/// Absolute value of a<text:span text:style-name="T3"> </text:span>rational number.</text:p>
      <text:p text:style-name="Code">rational abs(rational const&amp; r)</text:p>
      <text:p text:style-name="Code">{</text:p>
      <text:p text:style-name="Code"><text:span text:style-name="T24"><text:s text:c="2"/></text:span>return rational{std::abs(r.numerator()), r.denominator()};</text:p>
      <text:p text:style-name="Code">}</text:p>
      <text:p text:style-name="Code"/>
      <text:p text:style-name="Code">/// Unary negation of a<text:span text:style-name="T3"> </text:span>rational number.</text:p>
      <text:p text:style-name="Code">rational operator-(rational const&amp; r)</text:p>
      <text:p text:style-name="Code">{</text:p>
      <text:p text:style-name="Code"><text:span text:style-name="T24"><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24"><text:s text:c="2"/></text:span>return rational{</text:p>
      <text:p text:style-name="Code"><text:span text:style-name="T24"><text:s text:c="10"/></text:span>lhs.numerator() * rhs.denominator() + rhs.numerator() * lhs.denominator(),</text:p>
      <text:p text:style-name="Code"><text:span text:style-name="T24"><text:s text:c="10"/></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24"><text:s text:c="2"/></text:span>return rational{</text:p>
      <text:p text:style-name="Code"><text:span text:style-name="T24"><text:s text:c="10"/></text:span>lhs.numerator() * rhs.denominator() - rhs.numerator() * lhs.denominator(),</text:p>
      <text:p text:style-name="Code"><text:span text:style-name="T24"><text:s text:c="10"/></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24"><text:s text:c="2"/></text:span>return rational{lhs.numerator() * rhs.numerator(),</text:p>
      <text:p text:style-name="Code"><text:span text:style-name="T24"><text:s text:c="18"/></text:span>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24"><text:s text:c="2"/></text:span>return rational{lhs.numerator() * rhs.denominator(),</text:p>
      <text:p text:style-name="Code"><text:span text:style-name="T24"><text:s text:c="18"/></text:span>lhs.denominator() * rhs.numerator()};</text:p>
      <text:p text:style-name="Code"><text:soft-page-break/>}</text:p>
      <text:p text:style-name="Code"/>
      <text:p text:style-name="Code">/// Compare two rational numbers for equality.</text:p>
      <text:p text:style-name="Code">bool operator==(rational const&amp; a, rational const&amp; b)</text:p>
      <text:p text:style-name="Code">{</text:p>
      <text:p text:style-name="Code"><text:span text:style-name="T24"><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24"><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24"><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24"><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24"><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24"><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24"><text:s text:c="2"/></text:span>int n{}, d{};</text:p>
      <text:p text:style-name="Code"><text:span text:style-name="T24"><text:s text:c="2"/></text:span>char sep{};</text:p>
      <text:p text:style-name="Code"><text:span text:style-name="T24"><text:s text:c="2"/></text:span>if (not (in &gt;&gt; n &gt;&gt; sep))</text:p>
      <text:p text:style-name="Code"><text:span text:style-name="T24"><text:s text:c="4"/></text:span>// Error reading the numerator or the separator character.</text:p>
      <text:p text:style-name="Code"><text:span text:style-name="T24"><text:s text:c="4"/></text:span>in.setstate(in.failbit);</text:p>
      <text:p text:style-name="Code"><text:span text:style-name="T24"><text:s text:c="2"/></text:span>else if (sep != '/')</text:p>
      <text:p text:style-name="Code"><text:span text:style-name="T24"><text:s text:c="2"/></text:span>{</text:p>
      <text:p text:style-name="Code"><text:span text:style-name="T24"><text:s text:c="4"/></text:span>// Push sep back into the input stream, so the next input operation</text:p>
      <text:p text:style-name="Code"><text:span text:style-name="T24"><text:s text:c="4"/></text:span>// will read it.</text:p>
      <text:p text:style-name="Code"><text:soft-page-break/><text:span text:style-name="T24"><text:s text:c="4"/></text:span>in.unget();</text:p>
      <text:p text:style-name="Code"><text:span text:style-name="T24"><text:s text:c="4"/></text:span>rat.assign(n, 1);</text:p>
      <text:p text:style-name="Code"><text:span text:style-name="T24"><text:s text:c="2"/></text:span>}</text:p>
      <text:p text:style-name="Code"><text:span text:style-name="T24"><text:s text:c="2"/></text:span>else if (in &gt;&gt; d)</text:p>
      <text:p text:style-name="Code"><text:span text:style-name="T24"><text:s text:c="4"/></text:span>// Successfully read numerator, separator, and denominator.</text:p>
      <text:p text:style-name="Code"><text:span text:style-name="T24"><text:s text:c="4"/></text:span>rat.assign(n, d);</text:p>
      <text:p text:style-name="Code"><text:span text:style-name="T24"><text:s text:c="2"/></text:span>else</text:p>
      <text:p text:style-name="Code"><text:span text:style-name="T24"><text:s text:c="4"/></text:span>// Error reading denominator.</text:p>
      <text:p text:style-name="Code"><text:span text:style-name="T24"><text:s text:c="4"/></text:span>in.setstate(in.failbit);</text:p>
      <text:p text:style-name="Code"/>
      <text:p text:style-name="Code"><text:span text:style-name="T24"><text:s text:c="2"/></text:span>return in;</text:p>
      <text:p text:style-name="Code">}</text:p>
      <text:p text:style-name="Code"/>
      <text:p text:style-name="Code">/// Write a<text:span text:style-name="T3"> </text:span>rational numbers.</text:p>
      <text:p text:style-name="Code">/// Format is @em numerator @c / @em denominator.</text:p>
      <text:p text:style-name="Code">std::ostream&amp; operator&lt;&lt;(std::ostream&amp; out, rational const&amp; rat)</text:p>
      <text:p text:style-name="Code">{</text:p>
      <text:p text:style-name="Code"><text:span text:style-name="T24"><text:s text:c="2"/></text:span>std::ostringstream tmp{};</text:p>
      <text:p text:style-name="Code"><text:span text:style-name="T24"><text:s text:c="2"/></text:span>tmp &lt;&lt; rat.numerator() &lt;&lt; '/' &lt;&lt; rat.denominator();</text:p>
      <text:p text:style-name="Code"><text:span text:style-name="T24"><text:s text:c="2"/></text:span>out &lt;&lt; tmp.str();</text:p>
      <text:p text:style-name="Code"/>
      <text:p text:style-name="Code"><text:span text:style-name="T24"><text:s text:c="2"/></text:span>return out;</text:p>
      <text:p text:style-name="Code">}</text:p>
      <text:p text:style-name="Body_20_Text_20_Cont">Classes are one of the fundamental building blocks of object-oriented programming. Now that you know how classes work, you can see how they apply to this style of programming, which is the subject of the next Exploration.<text:bookmark-end text:name="publi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2"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55:00</meta:creation-date>
    <dc:creator>Ray Lischner</dc:creator>
    <dc:date>2020-03-13T10:41:57.661281395</dc:date>
    <meta:print-date>2009-03-19T10:05:00</meta:print-date>
    <meta:editing-cycles>6</meta:editing-cycles>
    <meta:editing-duration>PT16M5S</meta:editing-duration>
    <meta:generator>LibreOffice/6.3.3.2.0$Linux_X86_64 LibreOffice_project/30$Build-2</meta:generator>
    <meta:document-statistic meta:table-count="0" meta:image-count="0" meta:object-count="0" meta:page-count="10" meta:paragraph-count="279" meta:word-count="2101" meta:character-count="13946" meta:non-whitespace-character-count="11548"/>
    <meta:user-defined meta:name="Chapter Number">36</meta:user-defined>
    <meta:user-defined meta:name="ContentType">Document</meta:user-defined>
  </office:meta>
</office:document-meta>
</file>